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1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Louisa 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Wednesday morning/</text:p>
      <text:p text:style-name="P2">Dr Miss Louisa/</text:p>
      <text:p text:style-name="P2"><text:tab/>Of the three gifts which shall, until memory/ abandons me, and my heart ceases to vibrate, reflect before my/ mind's eye the blessed countenance of her to whom they belonged,/ I can only, with satisfaction, use two./</text:p>
      <text:p text:style-name="P2">The candle-stick and the Hallah-cover, are connected/ with our religious service, and if there is any truth in the/ assertion of our sages, that the souls of the departed/ rejoice when the name of the Eternal is glorified upon/ earth, I trust that the pure spirit of my venerated friend,/ will be gladdened for the same cause, when I employ/ the <text:span text:style-name="T2">two aforenamed</text:span> objects aforenamed for the purpose they are intended./ <text:s/>But the cup out of which your sainted mother drank, <text:span text:style-name="T4">my</text:span><text:span text:style-name="T5">/ lips shall not touch. <text:s/>It shall be placed as a</text:span><text:span text:style-name="T3">n</text:span><text:span text:style-name="T5"> valuable ornament in/ my parlour. <text:s/>Do not, I pray Miss Louisa, inquire into the reason/ and if you imagine it, respect it, say not, mine are </text:span><text:span text:style-name="T4">morbid</text:span><text:span text:style-name="T5">/ feelings. <text:s/>Could you fully enter into them, you would alter/ your opinion; perhaps it is better you should not, so that/ you may continue to entertain same regards for yours trul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9T13:39:06.03</meta:creation-date>
    <dc:date>2012-01-19T13:46:32.28</dc:date>
    <dc:creator>Penn Libraries</dc:creator>
    <meta:editing-duration>PT00H07M2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4" meta:word-count="349" meta:character-count="2335"/>
  </office:meta>
</office:document-meta>
</file>